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roman"/>
    <style:font-face style:name="Caladea" svg:font-family="Caladea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Caladea1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Arial" fo:font-size="14pt" officeooo:rsid="0019d6bd" officeooo:paragraph-rsid="0019d6bd" style:font-size-asian="14pt" style:font-size-complex="14pt"/>
    </style:style>
    <style:style style:name="P2" style:family="paragraph" style:parent-style-name="Standard" style:list-style-name="">
      <style:text-properties style:font-name="Arial" fo:font-size="14pt" officeooo:rsid="0019d6bd" officeooo:paragraph-rsid="0019d6bd" style:font-size-asian="14pt" style:font-size-complex="14pt"/>
    </style:style>
    <style:style style:name="P3" style:family="paragraph" style:parent-style-name="Standard" style:list-style-name="L1">
      <style:text-properties style:font-name="Arial" fo:font-size="14pt" officeooo:rsid="001b7523" officeooo:paragraph-rsid="001b7523" style:font-size-asian="14pt" style:font-size-complex="14pt"/>
    </style:style>
    <style:style style:name="P4" style:family="paragraph" style:parent-style-name="Standard" style:list-style-name="">
      <style:text-properties style:font-name="Arial" fo:font-size="14pt" officeooo:rsid="001b7523" officeooo:paragraph-rsid="001b7523" style:font-size-asian="14pt" style:font-size-complex="14pt"/>
    </style:style>
    <style:style style:name="P5" style:family="paragraph" style:parent-style-name="Standard" style:list-style-name="L1">
      <style:text-properties style:font-name="Arial" fo:font-size="14pt" officeooo:rsid="001d6a2e" officeooo:paragraph-rsid="001d6a2e" style:font-size-asian="14pt" style:font-size-complex="14pt"/>
    </style:style>
    <style:style style:name="P6" style:family="paragraph" style:parent-style-name="Standard" style:list-style-name="L1">
      <style:text-properties style:font-name="Arial" fo:font-size="14pt" officeooo:rsid="001d6a2e" officeooo:paragraph-rsid="001f094d" style:font-size-asian="14pt" style:font-size-complex="14pt"/>
    </style:style>
    <style:style style:name="P7" style:family="paragraph" style:parent-style-name="Standard" style:list-style-name="L1">
      <style:text-properties style:font-name="Arial" fo:font-size="14pt" officeooo:rsid="001d6a2e" officeooo:paragraph-rsid="001f81f0" style:font-size-asian="14pt" style:font-size-complex="14pt"/>
    </style:style>
    <style:style style:name="P8" style:family="paragraph" style:parent-style-name="Standard" style:list-style-name="">
      <style:text-properties style:font-name="Arial" fo:font-size="14pt" officeooo:rsid="001d6a2e" officeooo:paragraph-rsid="001f094d" style:font-size-asian="14pt" style:font-size-complex="14pt"/>
    </style:style>
    <style:style style:name="P9" style:family="paragraph" style:parent-style-name="Standard" style:list-style-name="L1">
      <style:text-properties style:font-name="Arial" fo:font-size="14pt" officeooo:rsid="001f29c4" officeooo:paragraph-rsid="001f29c4" style:font-size-asian="14pt" style:font-size-complex="14pt"/>
    </style:style>
    <style:style style:name="P10" style:family="paragraph" style:parent-style-name="Standard" style:list-style-name="L1">
      <style:text-properties style:font-name="Arial" fo:font-size="14pt" officeooo:rsid="002029b0" officeooo:paragraph-rsid="002029b0" style:font-size-asian="14pt" style:font-size-complex="14pt"/>
    </style:style>
    <style:style style:name="P11" style:family="paragraph" style:parent-style-name="Standard" style:list-style-name="L1">
      <style:text-properties style:font-name="Arial" fo:font-size="14pt" officeooo:rsid="002043d1" officeooo:paragraph-rsid="002043d1" style:font-size-asian="14pt" style:font-size-complex="14pt"/>
    </style:style>
    <style:style style:name="P12" style:family="paragraph" style:parent-style-name="Standard" style:list-style-name="L1">
      <style:text-properties style:font-name="Arial" fo:font-size="14pt" officeooo:rsid="0026f867" officeooo:paragraph-rsid="0026f867" style:font-size-asian="14pt" style:font-size-complex="14pt"/>
    </style:style>
    <style:style style:name="P13" style:family="paragraph" style:parent-style-name="Standard" style:list-style-name="">
      <style:text-properties style:font-name="Arial" fo:font-size="14pt" officeooo:rsid="0026f867" officeooo:paragraph-rsid="0026f867" style:font-size-asian="14pt" style:font-size-complex="14pt"/>
    </style:style>
    <style:style style:name="P14" style:family="paragraph" style:parent-style-name="Standard" style:list-style-name="L1">
      <style:text-properties style:font-name="Arial" fo:font-size="14pt" officeooo:rsid="00276fd5" officeooo:paragraph-rsid="00276fd5" style:font-size-asian="14pt" style:font-size-complex="14pt"/>
    </style:style>
    <style:style style:name="P15" style:family="paragraph" style:parent-style-name="Standard" style:list-style-name="">
      <style:text-properties style:font-name="Arial" fo:font-size="14pt" officeooo:rsid="00276fd5" officeooo:paragraph-rsid="00276fd5" style:font-size-asian="14pt" style:font-size-complex="14pt"/>
    </style:style>
    <style:style style:name="P16" style:family="paragraph" style:parent-style-name="Standard" style:list-style-name="L1">
      <style:text-properties style:font-name="Arial" fo:font-size="14pt" officeooo:rsid="0027f068" officeooo:paragraph-rsid="0027f068" style:font-size-asian="14pt" style:font-size-complex="14pt"/>
    </style:style>
    <style:style style:name="P17" style:family="paragraph" style:parent-style-name="Standard" style:list-style-name="L1">
      <style:text-properties style:font-name="Arial" fo:font-size="14pt" officeooo:rsid="0029eaa1" officeooo:paragraph-rsid="0029eaa1" style:font-size-asian="14pt" style:font-size-complex="14pt"/>
    </style:style>
    <style:style style:name="P18" style:family="paragraph" style:parent-style-name="Standard" style:list-style-name="L1">
      <style:text-properties style:font-name="Arial" fo:font-size="14pt" officeooo:rsid="002ad193" officeooo:paragraph-rsid="002ad193" style:font-size-asian="14pt" style:font-size-complex="14pt"/>
    </style:style>
    <style:style style:name="P19" style:family="paragraph" style:parent-style-name="Standard" style:list-style-name="L1">
      <style:text-properties style:font-name="Arial" fo:font-size="14pt" officeooo:rsid="002be577" officeooo:paragraph-rsid="002e5b5d" style:font-size-asian="14pt" style:font-size-complex="14pt"/>
    </style:style>
    <style:style style:name="P20" style:family="paragraph" style:parent-style-name="Standard" style:list-style-name="">
      <style:text-properties style:font-name="Arial" fo:font-size="14pt" officeooo:rsid="002be577" officeooo:paragraph-rsid="002ddcfd" style:font-size-asian="14pt" style:font-size-complex="14pt"/>
    </style:style>
    <style:style style:name="P21" style:family="paragraph" style:parent-style-name="Standard" style:list-style-name="">
      <style:text-properties style:font-name="Arial" fo:font-size="14pt" officeooo:rsid="002be577" officeooo:paragraph-rsid="002e5b5d" style:font-size-asian="14pt" style:font-size-complex="14pt"/>
    </style:style>
    <style:style style:name="P22" style:family="paragraph" style:parent-style-name="Standard" style:list-style-name="L1">
      <style:text-properties style:font-name="Arial" fo:font-size="14pt" officeooo:rsid="002ddcfd" officeooo:paragraph-rsid="002e5b5d" style:font-size-asian="14pt" style:font-size-complex="14pt"/>
    </style:style>
    <style:style style:name="P23" style:family="paragraph" style:parent-style-name="Standard" style:list-style-name="L1">
      <style:text-properties style:font-name="Arial" fo:font-size="14pt" officeooo:rsid="002e5b5d" officeooo:paragraph-rsid="002e5b5d" style:font-size-asian="14pt" style:font-size-complex="14pt"/>
    </style:style>
    <style:style style:name="P24" style:family="paragraph" style:parent-style-name="Standard" style:list-style-name="L1">
      <style:text-properties officeooo:paragraph-rsid="001f094d"/>
    </style:style>
    <style:style style:name="P25" style:family="paragraph" style:parent-style-name="Standard" style:list-style-name="L1">
      <style:paragraph-properties fo:break-before="page"/>
      <style:text-properties style:font-name="Arial" fo:font-size="14pt" officeooo:rsid="001b7523" officeooo:paragraph-rsid="001b7523" style:font-size-asian="14pt" style:font-size-complex="14pt"/>
    </style:style>
    <style:style style:name="P26" style:family="paragraph" style:parent-style-name="Standard" style:list-style-name="L1">
      <style:paragraph-properties fo:break-before="page"/>
      <style:text-properties style:font-name="Arial" fo:font-size="14pt" officeooo:rsid="001f29c4" officeooo:paragraph-rsid="001f29c4" style:font-size-asian="14pt" style:font-size-complex="14pt"/>
    </style:style>
    <style:style style:name="P27" style:family="paragraph" style:parent-style-name="Standard" style:list-style-name="L1">
      <style:paragraph-properties fo:break-before="page"/>
      <style:text-properties style:font-name="Arial" fo:font-size="14pt" officeooo:rsid="001f81f0" officeooo:paragraph-rsid="001f81f0" style:font-size-asian="14pt" style:font-size-complex="14pt"/>
    </style:style>
    <style:style style:name="P28" style:family="paragraph" style:parent-style-name="Standard" style:list-style-name="L1">
      <style:paragraph-properties fo:break-before="page"/>
      <style:text-properties style:font-name="Arial" fo:font-size="14pt" officeooo:rsid="002029b0" officeooo:paragraph-rsid="002029b0" style:font-size-asian="14pt" style:font-size-complex="14pt"/>
    </style:style>
    <style:style style:name="P29" style:family="paragraph" style:parent-style-name="Standard" style:list-style-name="L1">
      <style:paragraph-properties fo:break-before="page"/>
      <style:text-properties style:font-name="Arial" fo:font-size="14pt" officeooo:rsid="00276fd5" officeooo:paragraph-rsid="00276fd5" style:font-size-asian="14pt" style:font-size-complex="14pt"/>
    </style:style>
    <style:style style:name="P30" style:family="paragraph" style:parent-style-name="Standard" style:list-style-name="L1">
      <style:paragraph-properties fo:break-before="page"/>
      <style:text-properties style:font-name="Arial" fo:font-size="14pt" officeooo:rsid="0029eaa1" officeooo:paragraph-rsid="0029eaa1" style:font-size-asian="14pt" style:font-size-complex="14pt"/>
    </style:style>
    <style:style style:name="P31" style:family="paragraph" style:parent-style-name="Standard" style:list-style-name="L1">
      <style:paragraph-properties fo:break-before="page"/>
      <style:text-properties style:font-name="Arial" fo:font-size="14pt" officeooo:rsid="002e5b5d" officeooo:paragraph-rsid="002e5b5d" style:font-size-asian="14pt" style:font-size-complex="14pt"/>
    </style:style>
    <style:style style:name="T1" style:family="text">
      <style:text-properties officeooo:rsid="001f094d"/>
    </style:style>
    <style:style style:name="T2" style:family="text">
      <style:text-properties officeooo:rsid="001f81f0"/>
    </style:style>
    <style:style style:name="T3" style:family="text">
      <style:text-properties officeooo:rsid="00211378"/>
    </style:style>
    <style:style style:name="T4" style:family="text">
      <style:text-properties officeooo:rsid="0023ca6c"/>
    </style:style>
    <style:style style:name="T5" style:family="text">
      <style:text-properties fo:color="#000000" style:font-name="Arial1" fo:font-size="12pt" style:font-size-asian="12pt"/>
    </style:style>
    <style:style style:name="T6" style:family="text">
      <style:text-properties style:font-name="Arial" fo:font-size="14pt" officeooo:rsid="001d6a2e" style:font-size-asian="14pt" style:font-size-complex="14pt"/>
    </style:style>
    <style:style style:name="T7" style:family="text">
      <style:text-properties style:font-name="Arial" fo:font-size="14pt" officeooo:rsid="001f094d" style:font-size-asian="14pt" style:font-size-complex="14pt"/>
    </style:style>
    <style:style style:name="T8" style:family="text">
      <style:text-properties officeooo:rsid="0027f068"/>
    </style:style>
    <style:style style:name="T9" style:family="text">
      <style:text-properties officeooo:rsid="002ddc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04774761644500240" text:style-name="L1">
        <text:list-item>
          <text:p text:style-name="P1">Today, I am presenting my thesis work 'Simulation Of A Simple Evolutionary System'</text:p>
        </text:list-item>
      </text:list>
      <text:p text:style-name="P2"/>
      <text:list xml:id="list80740449348789" text:continue-numbering="true" text:style-name="L1">
        <text:list-item>
          <text:p text:style-name="P25">Here is the outline of presentation</text:p>
        </text:list-item>
        <text:list-item>
          <text:p text:style-name="P3">introduce few terms and give background first</text:p>
        </text:list-item>
        <text:list-item>
          <text:p text:style-name="P3">then present these four questions that we tried to answer through this research</text:p>
        </text:list-item>
        <text:list-item>
          <text:p text:style-name="P3">question 1- distance between finite and infinite population</text:p>
        </text:list-item>
        <text:list-item>
          <text:p text:style-name="P3">question 2- oscillation in finite population</text:p>
        </text:list-item>
        <text:list-item>
          <text:p text:style-name="P3">question 3- oscillation in finite population under violation in mutation</text:p>
        </text:list-item>
        <text:list-item>
          <text:p text:style-name="P3">question 4- oscillation in finite population under violation in crossover</text:p>
        </text:list-item>
      </text:list>
      <text:p text:style-name="P4"/>
      <text:list xml:id="list80740361497189" text:continue-numbering="true" text:style-name="L1">
        <text:list-item>
          <text:p text:style-name="P26">Terms</text:p>
        </text:list-item>
        <text:list-item>
          <text:p text:style-name="P5">Population P – collection of<text:span text:style-name="T1"> </text:span>binary string<text:span text:style-name="T1">s of length l</text:span></text:p>
        </text:list-item>
        <text:list-item>
          <text:p text:style-name="P9">population vector p – Population can be represented as vector p where p_j is proportion of string j in the population</text:p>
        </text:list-item>
        <text:list-item>
          <text:p text:style-name="P9">As shown in example, for this P, p_3 computed as 1/3</text:p>
        </text:list-item>
        <text:list-item>
          <text:p text:style-name="P9">R – set of l length binary strings</text:p>
        </text:list-item>
        <text:list-item>
          <text:p text:style-name="P9">Addition and multiplication of elements belonging to R are special <text:s/>- bitwise operations modulo 2. Few examples are shown here</text:p>
        </text:list-item>
      </text:list>
      <text:p text:style-name="P8"/>
      <text:list xml:id="list80738624968815" text:continue-numbering="true" text:style-name="L1">
        <text:list-header>
          <text:p text:style-name="P27"><text:s/>Operators</text:p>
        </text:list-header>
        <text:list-item>
          <text:p text:style-name="P11"><text:span text:style-name="T4">selection</text:span> – use linear fitness <text:span text:style-name="T3">function</text:span> <text:span text:style-name="T4">with proportionate</text:span> selection</text:p>
        </text:list-item>
        <text:list-item>
          <text:p text:style-name="P7">we <text:span text:style-name="T1">use masked based crossover and mutation and operations occur under R</text:span></text:p>
        </text:list-item>
        <text:list-item>
          <text:p text:style-name="P7"><text:span text:style-name="T2">mask - just another binary string of length l</text:span></text:p>
        </text:list-item>
        <text:list-item>
          <text:p text:style-name="P24"><text:span text:style-name="T6">crossover – </text:span><text:span text:style-name="T7">we choose two parents and exchange bits according to mask chosen to create two offspring following rule </text:span><text:span text:style-name="T5">u' = um + vm , v' = um + vm</text:span></text:p>
        </text:list-item>
        <text:list-item>
          <text:p text:style-name="P6"><text:span text:style-name="T1">mutation – flip bits in string according to mask</text:span></text:p>
          <text:p text:style-name="P28">Finite population GA</text:p>
        </text:list-item>
        <text:list-item>
          <text:p text:style-name="P10">flowchart shows finite population genetic algorithm</text:p>
        </text:list-item>
        <text:list-item>
          <text:p text:style-name="P11">start from initial population P</text:p>
        </text:list-item>
        <text:list-item>
          <text:p text:style-name="P11">two parents u and v are selected and crossed and mutated to produce offspring u' and v'</text:p>
        </text:list-item>
        <text:list-item>
          <text:p text:style-name="P11">one of u' and v' are kept with uniform probability</text:p>
        </text:list-item>
        <text:list-item>
          <text:p text:style-name="P12">when all new generation is formed, population P is replaced</text:p>
        </text:list-item>
        <text:list-item>
          <text:p text:style-name="P12">The process is repeated until some threshold is met or system stops to improve</text:p>
        </text:list-item>
      </text:list>
      <text:p text:style-name="P13"/>
      <text:list xml:id="list80740529985464" text:continue-numbering="true" text:style-name="L1">
        <text:list-header>
          <text:p text:style-name="P29">Infinite population model</text:p>
        </text:list-header>
        <text:list-item>
          <text:p text:style-name="P14">In infinite population model, population is modeled as population vector p</text:p>
        </text:list-item>
        <text:list-item>
          <text:p text:style-name="P14">function G maps population vector p to the next generation </text:p>
        </text:list-item>
        <text:list-item>
          <text:p text:style-name="P14">where G(p_j) is probability that string j occurs in the next generation</text:p>
        </text:list-item>
        <text:list-item>
          <text:p text:style-name="P14">the sequence forms evolution of population in infinite population model</text:p>
        </text:list-item>
      </text:list>
      <text:p text:style-name="P15"/>
      <text:list xml:id="list80740572335630" text:continue-numbering="true" text:style-name="L1">
        <text:list-header>
          <text:p text:style-name="P29">History</text:p>
        </text:list-header>
        <text:list-item>
          <text:p text:style-name="P14">Lot of people have contributed in the field of genetic algorithm</text:p>
        </text:list-item>
        <text:list-item>
          <text:p text:style-name="P14">I <text:span text:style-name="T8">have </text:span>listed only few in here</text:p>
        </text:list-item>
        <text:list-item>
          <text:p text:style-name="P14">In 1932, Haldane summarized basic population genetics models by: Wright, Fisher and Haldane himself</text:p>
        </text:list-item>
        <text:list-item>
          <text:p text:style-name="P14">Several people were working with evolution inspired algorithms in 1950s and 1960s</text:p>
        </text:list-item>
        <text:list-item>
          <text:p text:style-name="P16">In 60s and 70s, Holland and colleagues formalized and promoted population based genetic algorithms with crossover and mutation</text:p>
        </text:list-item>
        <text:list-item>
          <text:p text:style-name="P16">In 1999, in his book 'Simple genetic algorithm', Vose presented efficient methods for computing with haploid model</text:p>
          <text:p text:style-name="P30">Random Heuristic Search</text:p>
        </text:list-item>
        <text:list-item>
          <text:p text:style-name="P17">This model is part of Vose's book </text:p>
        </text:list-item>
        <text:list-item>
          <text:p text:style-name="P17">our work is largely based on this model</text:p>
        </text:list-item>
        <text:list-item>
          <text:p text:style-name="P17">in this model, Vose defines stochastic transition rule T to map population vector p to next generation population vector p' </text:p>
        </text:list-item>
        <text:list-item>
          <text:p text:style-name="P17">the sequence gives finite population evolution which forms Markov chain</text:p>
        </text:list-item>
        <text:list-item>
          <text:p text:style-name="P17">Since T is stochastic function, T(p) can not be predicted with certainty</text:p>
        </text:list-item>
        <text:list-item>
          <text:p text:style-name="P17">So Vose calculates expected next generation G(p)</text:p>
        </text:list-item>
        <text:list-item>
          <text:p text:style-name="P17">Vose gives variance of actual next generation population and expected next generation populations as</text:p>
        </text:list-item>
        <text:list-item>
          <text:p text:style-name="P18">where r is population size</text:p>
        </text:list-item>
      </text:list>
      <text:p text:style-name="P20"/>
      <text:list xml:id="list80739556187057" text:continue-numbering="true" text:style-name="L1">
        <text:list-item>
          <text:p text:style-name="P31">Question 1</text:p>
        </text:list-item>
        <text:list-item>
          <text:p text:style-name="P22">but we are interested in distance</text:p>
        </text:list-item>
        <text:list-item>
          <text:p text:style-name="P19">In next few slides, we <text:span text:style-name="T9">analyse</text:span> this equation to get expectation about distance between finite population and infinite population</text:p>
        </text:list-item>
      </text:list>
      <text:p text:style-name="P21"/>
      <text:list xml:id="list80739484596010" text:continue-numbering="true" text:style-name="L1">
        <text:list-item>
          <text:p text:style-name="P31">Chebyshev Inequality</text:p>
        </text:list-item>
        <text:list-item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roman"/>
    <style:font-face style:name="Caladea" svg:font-family="Caladea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Caladea1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Caladea2" style:font-family-asian="Calade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1" style:display-name="Section title and description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and_20_description_7e_LT_7e_Gliederung_20_2" style:display-name="Section title and description~LT~Gliederung 2" style:family="paragraph" style:parent-style-name="Section_20_title_20_and_20_description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title_20_and_20_description_7e_LT_7e_Gliederung_20_3" style:display-name="Section title and description~LT~Gliederung 3" style:family="paragraph" style:parent-style-name="Section_20_title_20_and_20_description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title_20_and_20_description_7e_LT_7e_Gliederung_20_4" style:display-name="Section title and description~LT~Gliederung 4" style:family="paragraph" style:parent-style-name="Section_20_title_20_and_20_description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title_20_and_20_description_7e_LT_7e_Gliederung_20_5" style:display-name="Section title and description~LT~Gliederung 5" style:family="paragraph" style:parent-style-name="Section_20_title_20_and_20_description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6" style:display-name="Section title and description~LT~Gliederung 6" style:family="paragraph" style:parent-style-name="Section_20_title_20_and_20_description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7" style:display-name="Section title and description~LT~Gliederung 7" style:family="paragraph" style:parent-style-name="Section_20_title_20_and_20_description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8" style:display-name="Section title and description~LT~Gliederung 8" style:family="paragraph" style:parent-style-name="Section_20_title_20_and_20_description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9" style:display-name="Section title and description~LT~Gliederung 9" style:family="paragraph" style:parent-style-name="Section_20_title_20_and_20_description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Titel" style:display-name="Section title and description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and_20_description_7e_LT_7e_Untertitel" style:display-name="Section title and description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and_20_description_7e_LT_7e_Notizen" style:display-name="Section title and descriptio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and_20_description_7e_LT_7e_Hintergrundobjekte" style:display-name="Section title and description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20_title_20_and_20_description_7e_LT_7e_Hintergrund" style:display-name="Section title and description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body_7e_LT_7e_Gliederung_20_1" style:display-name="Title and body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body_7e_LT_7e_Gliederung_20_2" style:display-name="Title and body~LT~Gliederung 2" style:family="paragraph" style:parent-style-name="Title_20_and_20_body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body_7e_LT_7e_Gliederung_20_3" style:display-name="Title and body~LT~Gliederung 3" style:family="paragraph" style:parent-style-name="Title_20_and_20_body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body_7e_LT_7e_Gliederung_20_4" style:display-name="Title and body~LT~Gliederung 4" style:family="paragraph" style:parent-style-name="Title_20_and_20_body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body_7e_LT_7e_Gliederung_20_5" style:display-name="Title and body~LT~Gliederung 5" style:family="paragraph" style:parent-style-name="Title_20_and_20_body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6" style:display-name="Title and body~LT~Gliederung 6" style:family="paragraph" style:parent-style-name="Title_20_and_20_body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7" style:display-name="Title and body~LT~Gliederung 7" style:family="paragraph" style:parent-style-name="Title_20_and_20_body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8" style:display-name="Title and body~LT~Gliederung 8" style:family="paragraph" style:parent-style-name="Title_20_and_20_body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9" style:display-name="Title and body~LT~Gliederung 9" style:family="paragraph" style:parent-style-name="Title_20_and_20_body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Titel" style:display-name="Title and body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body_7e_LT_7e_Untertitel" style:display-name="Title and bod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body_7e_LT_7e_Notizen" style:display-name="Title and bod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body_7e_LT_7e_Hintergrundobjekte" style:display-name="Title and body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body_7e_LT_7e_Hintergrund" style:display-name="Title and body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two_20_columns_7e_LT_7e_Gliederung_20_1" style:display-name="Title and two columns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two_20_columns_7e_LT_7e_Gliederung_20_2" style:display-name="Title and two columns~LT~Gliederung 2" style:family="paragraph" style:parent-style-name="Title_20_and_20_two_20_columns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two_20_columns_7e_LT_7e_Gliederung_20_3" style:display-name="Title and two columns~LT~Gliederung 3" style:family="paragraph" style:parent-style-name="Title_20_and_20_two_20_columns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two_20_columns_7e_LT_7e_Gliederung_20_4" style:display-name="Title and two columns~LT~Gliederung 4" style:family="paragraph" style:parent-style-name="Title_20_and_20_two_20_columns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two_20_columns_7e_LT_7e_Gliederung_20_5" style:display-name="Title and two columns~LT~Gliederung 5" style:family="paragraph" style:parent-style-name="Title_20_and_20_two_20_columns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6" style:display-name="Title and two columns~LT~Gliederung 6" style:family="paragraph" style:parent-style-name="Title_20_and_20_two_20_columns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7" style:display-name="Title and two columns~LT~Gliederung 7" style:family="paragraph" style:parent-style-name="Title_20_and_20_two_20_columns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8" style:display-name="Title and two columns~LT~Gliederung 8" style:family="paragraph" style:parent-style-name="Title_20_and_20_two_20_columns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9" style:display-name="Title and two columns~LT~Gliederung 9" style:family="paragraph" style:parent-style-name="Title_20_and_20_two_20_columns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Titel" style:display-name="Title and two columns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two_20_columns_7e_LT_7e_Untertitel" style:display-name="Title and two columns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two_20_columns_7e_LT_7e_Notizen" style:display-name="Title and two columns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two_20_columns_7e_LT_7e_Hintergrundobjekte" style:display-name="Title and two columns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two_20_columns_7e_LT_7e_Hintergrund" style:display-name="Title and two columns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in_20_point_7e_LT_7e_Gliederung_20_1" style:display-name="Main point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in_20_point_7e_LT_7e_Gliederung_20_2" style:display-name="Main point~LT~Gliederung 2" style:family="paragraph" style:parent-style-name="Main_20_point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20_point_7e_LT_7e_Gliederung_20_3" style:display-name="Main point~LT~Gliederung 3" style:family="paragraph" style:parent-style-name="Main_20_point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20_point_7e_LT_7e_Gliederung_20_4" style:display-name="Main point~LT~Gliederung 4" style:family="paragraph" style:parent-style-name="Main_20_point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20_point_7e_LT_7e_Gliederung_20_5" style:display-name="Main point~LT~Gliederung 5" style:family="paragraph" style:parent-style-name="Main_20_point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Gliederung_20_6" style:display-name="Main point~LT~Gliederung 6" style:family="paragraph" style:parent-style-name="Main_20_point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Gliederung_20_7" style:display-name="Main point~LT~Gliederung 7" style:family="paragraph" style:parent-style-name="Main_20_point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Gliederung_20_8" style:display-name="Main point~LT~Gliederung 8" style:family="paragraph" style:parent-style-name="Main_20_point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Gliederung_20_9" style:display-name="Main point~LT~Gliederung 9" style:family="paragraph" style:parent-style-name="Main_20_point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Titel" style:display-name="Main point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in_20_point_7e_LT_7e_Untertitel" style:display-name="Main poi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in_20_point_7e_LT_7e_Notizen" style:display-name="Main poi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in_20_point_7e_LT_7e_Hintergrundobjekte" style:display-name="Main point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in_20_point_7e_LT_7e_Hintergrund" style:display-name="Main point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4:53:18.656964221</meta:creation-date>
    <dc:date>2017-02-13T08:07:38.228835951</dc:date>
    <meta:editing-duration>PT3H10M13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0" meta:paragraph-count="53" meta:word-count="567" meta:character-count="3241" meta:non-whitespace-character-count="2768"/>
  </office:meta>
</office:document-meta>
</file>